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hiller" svg:font-family="Chiller" style:font-family-generic="decorative" style:font-pitch="variable"/>
    <style:font-face style:name="David CLM" svg:font-family="'David CLM'"/>
    <style:font-face style:name="David CLM1" svg:font-family="'David CLM'" style:font-family-generic="system" style:font-pitch="variable"/>
    <style:font-face style:name="Kristen ITC" svg:font-family="'Kristen ITC'"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automatic-styles>
    <style:style style:name="P1" style:family="paragraph" style:parent-style-name="Standard">
      <style:text-properties style:font-name="Kristen ITC"/>
    </style:style>
    <style:style style:name="P2" style:family="paragraph" style:parent-style-name="Standard">
      <style:text-properties style:font-name="Kristen ITC" officeooo:rsid="0016c8a1" officeooo:paragraph-rsid="0016c8a1"/>
    </style:style>
    <style:style style:name="P3" style:family="paragraph" style:parent-style-name="Standard">
      <style:text-properties style:font-name="Kristen ITC" officeooo:paragraph-rsid="001776d7"/>
    </style:style>
    <style:style style:name="P4" style:family="paragraph" style:parent-style-name="Standard">
      <style:text-properties style:font-name="Kristen ITC" officeooo:paragraph-rsid="001aa5c0"/>
    </style:style>
    <style:style style:name="P5" style:family="paragraph" style:parent-style-name="Standard">
      <style:text-properties style:font-name="Kristen ITC" officeooo:paragraph-rsid="0016c8a1"/>
    </style:style>
    <style:style style:name="T1" style:family="text">
      <style:text-properties officeooo:rsid="001776d7"/>
    </style:style>
    <style:style style:name="T2" style:family="text">
      <style:text-properties officeooo:rsid="001945e6"/>
    </style:style>
    <style:style style:name="T3" style:family="text">
      <style:text-properties officeooo:rsid="0016c8a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ar Professor Dumbledore,</text:p>
      <text:p text:style-name="P4"/>
      <text:p text:style-name="P1">I am writing to express my concerns about the safety of the students at Hogwarts. While I appreciate the many wonderful experiences that my child has had at Hogwarts, I cannot help but be worried about certain aspects of the school's safety protocols.</text:p>
      <text:p text:style-name="P1"/>
      <text:p text:style-name="P1">Firstly, I believe that there needs to be a stronger emphasis on security measures throughout the school. With the constant threat of dark wizards and other dangers elements, it is crucial that the school's defenses are regularly reviewed and updated. I think that it would be beneficial to have more regular drills and emergency preparedness training for both students and staff.</text:p>
      <text:p text:style-name="P1"/>
      <text:p text:style-name="P1">Secondly, I would suggest implementing a strict code of conduct for students, including zero tolerance policy towards bullying and harassment. I believe that this will create a safer and more inclusive environment for all students.</text:p>
      <text:p text:style-name="P1"/>
      <text:p text:style-name="P3">Third<text:span text:style-name="T1">ly</text:span>, I would like to express my concern about the practice of sending students into the Forbidden Forest for classes and lessons. While I understand that the forest can be an important educational tool, I believe that it is also incredibly dangerous. I strongly recommend that a strict safety protocol be implemented for any students entering the forest, including proper training and equipment, and the accompaniment of trained and experienced staff. Furthermore, I suggest that alternative educational resources and opportunities be provided for students who are unable or unwilling to enter the forest.</text:p>
      <text:p text:style-name="P1"/>
      <text:p text:style-name="P1">Lastly, I think that it would be helpful to have more communication between the school and parents, including regular updates on safety measures and incidents that may occur at the school. This will give parents a better understanding of what is being done to keep our children safe <text:span text:style-name="T1">and alive</text:span>, and allow us to better support the school in its efforts.</text:p>
      <text:p text:style-name="P1"/>
      <text:p text:style-name="P1"/>
      <text:p text:style-name="P1">Thank you for your attention to this matter and for your dedication to the safety and well-being of all students at Hogwarts.</text:p>
      <text:p text:style-name="P1"/>
      <text:p text:style-name="P1"/>
      <text:p text:style-name="P1">Sincerely,</text:p>
      <text:p text:style-name="P2">Noam.</text:p>
      <text:p text:style-name="P2"/>
      <text:p text:style-name="P5"><text:span text:style-name="T3">PS my owl is a bit sick so sorry he's lat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hiller" svg:font-family="Chiller" style:font-family-generic="decorative" style:font-pitch="variable"/>
    <style:font-face style:name="David CLM" svg:font-family="'David CLM'"/>
    <style:font-face style:name="David CLM1" svg:font-family="'David CLM'" style:font-family-generic="system" style:font-pitch="variable"/>
    <style:font-face style:name="Kristen ITC" svg:font-family="'Kristen ITC'"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avid CLM" style:font-family-complex="'David CLM'"/>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avid CLM"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 style:font-family-complex="'David CLM'"/>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26T09:39:41.293000000</meta:creation-date>
    <dc:date>2023-01-27T12:16:52.116000000</dc:date>
    <meta:editing-duration>PT1H48M18S</meta:editing-duration>
    <meta:editing-cycles>4</meta:editing-cycles>
    <meta:generator>LibreOffice/7.4.4.2$Windows_X86_64 LibreOffice_project/85569322deea74ec9134968a29af2df5663baa21</meta:generator>
    <meta:document-statistic meta:table-count="0" meta:image-count="0" meta:object-count="0" meta:page-count="1" meta:paragraph-count="10" meta:word-count="331" meta:character-count="2031" meta:non-whitespace-character-count="1710"/>
  </office:meta>
</office:document-meta>
</file>